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62cm"/>
    </style:style>
    <style:style style:name="co3" style:family="table-column">
      <style:table-column-properties fo:break-before="auto" style:column-width="3.708cm"/>
    </style:style>
    <style:style style:name="co4" style:family="table-column">
      <style:table-column-properties fo:break-before="auto" style:column-width="3.75cm"/>
    </style:style>
    <style:style style:name="co5" style:family="table-column">
      <style:table-column-properties fo:break-before="auto" style:column-width="2.282cm"/>
    </style:style>
    <style:style style:name="co6" style:family="table-column">
      <style:table-column-properties fo:break-before="auto" style:column-width="3.833cm"/>
    </style:style>
    <style:style style:name="co7" style:family="table-column">
      <style:table-column-properties fo:break-before="auto" style:column-width="3.812cm"/>
    </style:style>
    <style:style style:name="co8" style:family="table-column">
      <style:table-column-properties fo:break-before="auto" style:column-width="3.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35pt double #000000" style:border-line-width="0.053cm 0.004cm 0.026cm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2.35pt double #000000" style:border-line-width-left="0.053cm 0.004cm 0.026cm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2.35pt double #000000" style:border-line-width-bottom="0.053cm 0.004cm 0.026cm" style:text-align-source="fix" style:repeat-content="false" fo:border-left="2.35pt double #000000" style:border-line-width-left="0.053cm 0.004cm 0.026cm" fo:border-right="none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53cm 0.004cm 0.026cm"/>
      <style:paragraph-properties fo:text-align="center" fo:margin-left="0cm"/>
    </style:style>
    <style:style style:name="ce7" style:family="table-cell" style:parent-style-name="Default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2.35pt double #000000" style:border-line-width-right="0.053cm 0.004cm 0.026cm" fo:border-top="2.35pt double #000000" style:border-line-width-top="0.053cm 0.004cm 0.026cm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2.35pt double #000000" style:border-line-width-right="0.053cm 0.004cm 0.026cm" fo:border-top="none"/>
      <style:paragraph-properties fo:text-align="center" fo:margin-left="0cm"/>
    </style:style>
    <style:style style:name="ce10" style:family="table-cell" style:parent-style-name="Default">
      <style:table-cell-properties fo:border-bottom="2.35pt double #000000" style:border-line-width-bottom="0.053cm 0.004cm 0.026cm" style:text-align-source="fix" style:repeat-content="false" fo:border-left="none" fo:border-right="2.35pt double #000000" style:border-line-width-right="0.053cm 0.004cm 0.026cm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number-columns-repeated="2" table:default-cell-style-name="ce5"/>
        <table:table-column table:style-name="co4" table:default-cell-style-name="ce9"/>
        <table:table-column table:style-name="co1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row table:style-name="ro1" table:number-rows-repeated="4">
          <table:table-cell table:number-columns-repeated="2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m = 0</text:p>
          </table:table-cell>
          <table:covered-table-cell table:number-columns-repeated="2" table:style-name="ce6"/>
          <table:covered-table-cell table:style-name="ce8"/>
          <table:table-cell/>
          <table:table-cell table:style-name="ce1" office:value-type="string" calcext:value-type="string" table:number-columns-spanned="4" table:number-rows-spanned="1">
            <text:p>m = 1</text:p>
          </table:table-cell>
          <table:covered-table-cell table:number-columns-repeated="2" table:style-name="ce6"/>
          <table:covered-table-cell table:style-name="ce8"/>
        </table:table-row>
        <table:table-row table:style-name="ro1">
          <table:table-cell table:number-columns-repeated="3"/>
          <table:table-cell office:value-type="string" calcext:value-type="string">
            <text:p>Lorentziana</text:p>
          </table:table-cell>
          <table:table-cell office:value-type="string" calcext:value-type="string">
            <text:p>Direta</text:p>
          </table:table-cell>
          <table:table-cell office:value-type="string" calcext:value-type="string">
            <text:p>Erro</text:p>
          </table:table-cell>
          <table:table-cell/>
          <table:table-cell table:style-name="ce3"/>
          <table:table-cell office:value-type="string" calcext:value-type="string">
            <text:p>Lorentziana</text:p>
          </table:table-cell>
          <table:table-cell office:value-type="string" calcext:value-type="string">
            <text:p>Direta</text:p>
          </table:table-cell>
          <table:table-cell table:style-name="ce9" office:value-type="string" calcext:value-type="string">
            <text:p>Er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beta1</text:p>
          </table:table-cell>
          <table:table-cell office:value-type="float" office:value="167.631006727737" calcext:value-type="float">
            <text:p>167,631006727737</text:p>
          </table:table-cell>
          <table:table-cell office:value-type="float" office:value="170.17017017017" calcext:value-type="float">
            <text:p>170,17017017017</text:p>
          </table:table-cell>
          <table:table-cell table:formula="of:=ABS([.D7]-[.E7])/[.D7]*100" office:value-type="float" office:value="1.51473375481008" calcext:value-type="float">
            <text:p>1,51473375481008</text:p>
          </table:table-cell>
          <table:table-cell/>
          <table:table-cell table:style-name="ce3" office:value-type="string" calcext:value-type="string">
            <text:p>Gbeta1</text:p>
          </table:table-cell>
          <table:table-cell office:value-type="float" office:value="159.573110352535" calcext:value-type="float">
            <text:p>159,573110352535</text:p>
          </table:table-cell>
          <table:table-cell office:value-type="float" office:value="162.082082082081" calcext:value-type="float">
            <text:p>162,082082082081</text:p>
          </table:table-cell>
          <table:table-cell table:style-name="ce9" table:formula="of:=ABS([.I7]-[.J7])/[.I7]*100" office:value-type="float" office:value="1.5723023283827" calcext:value-type="float">
            <text:p>1,57230232838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beta2</text:p>
          </table:table-cell>
          <table:table-cell office:value-type="float" office:value="187.381403677328" calcext:value-type="float">
            <text:p>187,381403677328</text:p>
          </table:table-cell>
          <table:table-cell office:value-type="float" office:value="202.682521230907" calcext:value-type="float">
            <text:p>202,682521230907</text:p>
          </table:table-cell>
          <table:table-cell table:formula="of:=(ABS([.D8]-[.E8])/[.D8])*100" office:value-type="float" office:value="8.16576098443987" calcext:value-type="float">
            <text:p>8,16576098443987</text:p>
          </table:table-cell>
          <table:table-cell/>
          <table:table-cell table:style-name="ce3" office:value-type="string" calcext:value-type="string">
            <text:p>Gbeta2</text:p>
          </table:table-cell>
          <table:table-cell office:value-type="float" office:value="139.296209190853" calcext:value-type="float">
            <text:p>139,296209190853</text:p>
          </table:table-cell>
          <table:table-cell office:value-type="float" office:value="154.294294294293" calcext:value-type="float">
            <text:p>154,294294294293</text:p>
          </table:table-cell>
          <table:table-cell table:style-name="ce9" table:formula="of:=ABS([.I8]-[.J8])/[.I8]*100" office:value-type="float" office:value="10.7670446960199" calcext:value-type="float">
            <text:p>10,76704469601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beta4</text:p>
          </table:table-cell>
          <table:table-cell office:value-type="float" office:value="146.622859751564" calcext:value-type="float">
            <text:p>146,622859751564</text:p>
          </table:table-cell>
          <table:table-cell office:value-type="float" office:value="154.015401540153" calcext:value-type="float">
            <text:p>154,015401540153</text:p>
          </table:table-cell>
          <table:table-cell table:formula="of:=(ABS([.D9]-[.E9])/[.D9])*100" office:value-type="float" office:value="5.04187532634054" calcext:value-type="float">
            <text:p>5,04187532634054</text:p>
          </table:table-cell>
          <table:table-cell/>
          <table:table-cell table:style-name="ce3" office:value-type="string" calcext:value-type="string">
            <text:p>Gbeta4</text:p>
          </table:table-cell>
          <table:table-cell office:value-type="float" office:value="113.662820489342" calcext:value-type="float">
            <text:p>113,662820489342</text:p>
          </table:table-cell>
          <table:table-cell office:value-type="float" office:value="121.969795882839" calcext:value-type="float">
            <text:p>121,969795882839</text:p>
          </table:table-cell>
          <table:table-cell table:style-name="ce9" table:formula="of:=ABS([.I9]-[.J9])/[.I9]*100" office:value-type="float" office:value="7.30843679378484" calcext:value-type="float">
            <text:p>7,30843679378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beta1</text:p>
          </table:table-cell>
          <table:table-cell office:value-type="float" office:value="240.950292191001" calcext:value-type="float">
            <text:p>240,950292191001</text:p>
          </table:table-cell>
          <table:table-cell office:value-type="float" office:value="223.063063063061" calcext:value-type="float">
            <text:p>223,063063063061</text:p>
          </table:table-cell>
          <table:table-cell table:formula="of:=(ABS([.D10]-[.E10])/[.D10])*100" office:value-type="float" office:value="7.42361794430231" calcext:value-type="float">
            <text:p>7,42361794430231</text:p>
          </table:table-cell>
          <table:table-cell/>
          <table:table-cell table:style-name="ce3" office:value-type="string" calcext:value-type="string">
            <text:p>Sbeta1</text:p>
          </table:table-cell>
          <table:table-cell office:value-type="float" office:value="272.772640073319" calcext:value-type="float">
            <text:p>272,772640073319</text:p>
          </table:table-cell>
          <table:table-cell office:value-type="float" office:value="216.776776776775" calcext:value-type="float">
            <text:p>216,776776776775</text:p>
          </table:table-cell>
          <table:table-cell table:style-name="ce9" table:formula="of:=ABS([.I10]-[.J10])/[.I10]*100" office:value-type="float" office:value="20.5284017053517" calcext:value-type="float">
            <text:p>20,52840170535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beta2</text:p>
          </table:table-cell>
          <table:table-cell office:value-type="float" office:value="243.018479207191" calcext:value-type="float">
            <text:p>243,018479207191</text:p>
          </table:table-cell>
          <table:table-cell office:value-type="float" office:value="262.843488649938" calcext:value-type="float">
            <text:p>262,843488649938</text:p>
          </table:table-cell>
          <table:table-cell table:formula="of:=(ABS([.D11]-[.E11])/[.D11])*100" office:value-type="float" office:value="8.15781972935677" calcext:value-type="float">
            <text:p>8,15781972935677</text:p>
          </table:table-cell>
          <table:table-cell/>
          <table:table-cell table:style-name="ce3" office:value-type="string" calcext:value-type="string">
            <text:p>Sbeta2</text:p>
          </table:table-cell>
          <table:table-cell office:value-type="float" office:value="191.581444811155" calcext:value-type="float">
            <text:p>191,581444811155</text:p>
          </table:table-cell>
          <table:table-cell office:value-type="float" office:value="202.482482482481" calcext:value-type="float">
            <text:p>202,482482482481</text:p>
          </table:table-cell>
          <table:table-cell table:style-name="ce9" table:formula="of:=ABS([.I11]-[.J11])/[.I11]*100" office:value-type="float" office:value="5.6900279054012" calcext:value-type="float">
            <text:p>5,6900279054012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Sbeta4</text:p>
          </table:table-cell>
          <table:table-cell table:style-name="ce7" office:value-type="float" office:value="220.661921515824" calcext:value-type="float">
            <text:p>220,661921515824</text:p>
          </table:table-cell>
          <table:table-cell table:style-name="ce7" office:value-type="float" office:value="201.0426267852" calcext:value-type="float">
            <text:p>201,0426267852</text:p>
          </table:table-cell>
          <table:table-cell table:style-name="ce10" table:formula="of:=(ABS([.D12]-[.E12])/[.D12])*100" office:value-type="float" office:value="8.89111025402625" calcext:value-type="float">
            <text:p>8,89111025402625</text:p>
          </table:table-cell>
          <table:table-cell/>
          <table:table-cell table:style-name="ce4" office:value-type="string" calcext:value-type="string">
            <text:p>Sbeta4</text:p>
          </table:table-cell>
          <table:table-cell table:style-name="ce7" office:value-type="float" office:value="169.326348649832" calcext:value-type="float">
            <text:p>169,326348649832</text:p>
          </table:table-cell>
          <table:table-cell table:style-name="ce7" office:value-type="float" office:value="159.790225007615" calcext:value-type="float">
            <text:p>159,790225007615</text:p>
          </table:table-cell>
          <table:table-cell table:style-name="ce10" table:formula="of:=ABS([.I12]-[.J12])/[.I12]*100" office:value-type="float" office:value="5.63180138132997" calcext:value-type="float">
            <text:p>5,63180138132997</text:p>
          </table:table-cell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m = 2</text:p>
          </table:table-cell>
          <table:covered-table-cell table:number-columns-repeated="2" table:style-name="ce6"/>
          <table:covered-table-cell table:style-name="ce8"/>
          <table:table-cell/>
          <table:table-cell table:style-name="ce1" office:value-type="string" calcext:value-type="string" table:number-columns-spanned="4" table:number-rows-spanned="1">
            <text:p>m=3</text:p>
          </table:table-cell>
          <table:covered-table-cell table:number-columns-repeated="2" table:style-name="ce6"/>
          <table:covered-table-cell table:style-name="ce8"/>
        </table:table-row>
        <table:table-row table:style-name="ro1">
          <table:table-cell table:number-columns-repeated="3"/>
          <table:table-cell office:value-type="string" calcext:value-type="string">
            <text:p>Lorentziana</text:p>
          </table:table-cell>
          <table:table-cell office:value-type="string" calcext:value-type="string">
            <text:p>Direta</text:p>
          </table:table-cell>
          <table:table-cell office:value-type="string" calcext:value-type="string">
            <text:p>Erro</text:p>
          </table:table-cell>
          <table:table-cell/>
          <table:table-cell table:style-name="ce3"/>
          <table:table-cell office:value-type="string" calcext:value-type="string">
            <text:p>Lorentziana</text:p>
          </table:table-cell>
          <table:table-cell office:value-type="string" calcext:value-type="string">
            <text:p>Direta</text:p>
          </table:table-cell>
          <table:table-cell table:style-name="ce9" office:value-type="string" calcext:value-type="string">
            <text:p>Er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beta1</text:p>
          </table:table-cell>
          <table:table-cell office:value-type="float" office:value="159.928378741704" calcext:value-type="float">
            <text:p>159,928378741704</text:p>
          </table:table-cell>
          <table:table-cell office:value-type="float" office:value="168.928928928928" calcext:value-type="float">
            <text:p>168,928928928928</text:p>
          </table:table-cell>
          <table:table-cell table:formula="of:=ABS([.D18]-[.E18])/[.D18]*100" office:value-type="float" office:value="5.62786308348724" calcext:value-type="float">
            <text:p>5,62786308348724</text:p>
          </table:table-cell>
          <table:table-cell/>
          <table:table-cell table:style-name="ce3" office:value-type="string" calcext:value-type="string">
            <text:p>Gbeta1</text:p>
          </table:table-cell>
          <table:table-cell office:value-type="float" office:value="242.256030467292" calcext:value-type="float">
            <text:p>242,256030467292</text:p>
          </table:table-cell>
          <table:table-cell office:value-type="float" office:value="228.931526336714" calcext:value-type="float">
            <text:p>228,931526336714</text:p>
          </table:table-cell>
          <table:table-cell table:style-name="ce9" table:formula="of:=ABS([.I18]-[.J18])/[.I18]*100" office:value-type="float" office:value="5.50017438363717" calcext:value-type="float">
            <text:p>5,500174383637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beta2</text:p>
          </table:table-cell>
          <table:table-cell office:value-type="float" office:value="206.287345523216" calcext:value-type="float">
            <text:p>206,287345523216</text:p>
          </table:table-cell>
          <table:table-cell office:value-type="float" office:value="202.682521230907" calcext:value-type="float">
            <text:p>202,682521230907</text:p>
          </table:table-cell>
          <table:table-cell table:formula="of:=ABS([.D19]-[.E19])/[.D19]*100" office:value-type="float" office:value="1.7474771819696" calcext:value-type="float">
            <text:p>1,7474771819696</text:p>
          </table:table-cell>
          <table:table-cell/>
          <table:table-cell table:style-name="ce3" office:value-type="string" calcext:value-type="string">
            <text:p>Gbeta2</text:p>
          </table:table-cell>
          <table:table-cell office:value-type="float" office:value="266.97699695988" calcext:value-type="float">
            <text:p>266,97699695988</text:p>
          </table:table-cell>
          <table:table-cell office:value-type="float" office:value="248.671825518131" calcext:value-type="float">
            <text:p>248,671825518131</text:p>
          </table:table-cell>
          <table:table-cell table:style-name="ce9" table:formula="of:=ABS([.I19]-[.J19])/[.I19]*100" office:value-type="float" office:value="6.85646016330741" calcext:value-type="float">
            <text:p>6,856460163307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beta4</text:p>
          </table:table-cell>
          <table:table-cell office:value-type="float" office:value="281.072050991296" calcext:value-type="float">
            <text:p>281,072050991296</text:p>
          </table:table-cell>
          <table:table-cell office:value-type="float" office:value="257.724685037459" calcext:value-type="float">
            <text:p>257,724685037459</text:p>
          </table:table-cell>
          <table:table-cell table:formula="of:=ABS([.D20]-[.E20])/[.D20]*100" office:value-type="float" office:value="8.30654128416348" calcext:value-type="float">
            <text:p>8,30654128416348</text:p>
          </table:table-cell>
          <table:table-cell/>
          <table:table-cell table:style-name="ce3" office:value-type="string" calcext:value-type="string">
            <text:p>Gbeta4</text:p>
          </table:table-cell>
          <table:table-cell office:value-type="float" office:value="441.563712322423" calcext:value-type="float">
            <text:p>441,563712322423</text:p>
          </table:table-cell>
          <table:table-cell office:value-type="float" office:value="378.562194929457" calcext:value-type="float">
            <text:p>378,562194929457</text:p>
          </table:table-cell>
          <table:table-cell table:style-name="ce9" table:formula="of:=ABS([.I20]-[.J20])/[.I20]*100" office:value-type="float" office:value="14.2678203925787" calcext:value-type="float">
            <text:p>14,26782039257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beta1</text:p>
          </table:table-cell>
          <table:table-cell office:value-type="float" office:value="259.820349602581" calcext:value-type="float">
            <text:p>259,820349602581</text:p>
          </table:table-cell>
          <table:table-cell office:value-type="float" office:value="222.522522522521" calcext:value-type="float">
            <text:p>222,522522522521</text:p>
          </table:table-cell>
          <table:table-cell table:formula="of:=ABS([.D21]-[.E21])/[.D21]*100" office:value-type="float" office:value="14.3552370463324" calcext:value-type="float">
            <text:p>14,3552370463324</text:p>
          </table:table-cell>
          <table:table-cell/>
          <table:table-cell table:style-name="ce3" office:value-type="string" calcext:value-type="string">
            <text:p>Sbeta1</text:p>
          </table:table-cell>
          <table:table-cell office:value-type="float" office:value="333.699085756926" calcext:value-type="float">
            <text:p>333,699085756926</text:p>
          </table:table-cell>
          <table:table-cell office:value-type="float" office:value="315.425205644764" calcext:value-type="float">
            <text:p>315,425205644764</text:p>
          </table:table-cell>
          <table:table-cell table:style-name="ce9" table:formula="of:=ABS([.I21]-[.J21])/[.I21]*100" office:value-type="float" office:value="5.47615528244901" calcext:value-type="float">
            <text:p>5,476155282449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beta2</text:p>
          </table:table-cell>
          <table:table-cell office:value-type="float" office:value="282.850610193755" calcext:value-type="float">
            <text:p>282,850610193755</text:p>
          </table:table-cell>
          <table:table-cell office:value-type="float" office:value="322.306274210079" calcext:value-type="float">
            <text:p>322,306274210079</text:p>
          </table:table-cell>
          <table:table-cell table:formula="of:=ABS([.D22]-[.E22])/[.D22]*100" office:value-type="float" office:value="13.9492942897654" calcext:value-type="float">
            <text:p>13,9492942897654</text:p>
          </table:table-cell>
          <table:table-cell/>
          <table:table-cell table:style-name="ce3" office:value-type="string" calcext:value-type="string">
            <text:p>Sbeta2</text:p>
          </table:table-cell>
          <table:table-cell office:value-type="float" office:value="321.325155024549" calcext:value-type="float">
            <text:p>321,325155024549</text:p>
          </table:table-cell>
          <table:table-cell office:value-type="float" office:value="364.716013418605" calcext:value-type="float">
            <text:p>364,716013418605</text:p>
          </table:table-cell>
          <table:table-cell table:style-name="ce9" table:formula="of:=ABS([.I22]-[.J22])/[.I22]*100" office:value-type="float" office:value="13.5037228537993" calcext:value-type="float">
            <text:p>13,5037228537993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Sbeta4</text:p>
          </table:table-cell>
          <table:table-cell table:style-name="ce7" office:value-type="float" office:value="405.883061987271" calcext:value-type="float">
            <text:p>405,883061987271</text:p>
          </table:table-cell>
          <table:table-cell table:style-name="ce7" office:value-type="float" office:value="352.577246850372" calcext:value-type="float">
            <text:p>352,577246850372</text:p>
          </table:table-cell>
          <table:table-cell table:style-name="ce10" table:formula="of:=ABS([.D23]-[.E23])/[.D23]*100" office:value-type="float" office:value="13.1332938299777" calcext:value-type="float">
            <text:p>13,1332938299777</text:p>
          </table:table-cell>
          <table:table-cell/>
          <table:table-cell table:style-name="ce4" office:value-type="string" calcext:value-type="string">
            <text:p>Sbeta4</text:p>
          </table:table-cell>
          <table:table-cell table:style-name="ce7" office:value-type="float" office:value="538.238870335182" calcext:value-type="float">
            <text:p>538,238870335182</text:p>
          </table:table-cell>
          <table:table-cell table:style-name="ce7" office:value-type="float" office:value="525.695356034674" calcext:value-type="float">
            <text:p>525,695356034674</text:p>
          </table:table-cell>
          <table:table-cell table:style-name="ce10" table:formula="of:=ABS([.I23]-[.J23])/[.I23]*100" office:value-type="float" office:value="2.33047351126768" calcext:value-type="float">
            <text:p>2,33047351126768</text:p>
          </table:table-cell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m=4</text:p>
          </table:table-cell>
          <table:covered-table-cell table:number-columns-repeated="2" table:style-name="ce6"/>
          <table:covered-table-cell table:style-name="ce8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orentziana</text:p>
          </table:table-cell>
          <table:table-cell office:value-type="string" calcext:value-type="string">
            <text:p>Direta</text:p>
          </table:table-cell>
          <table:table-cell office:value-type="string" calcext:value-type="string">
            <text:p>Err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beta1</text:p>
          </table:table-cell>
          <table:table-cell office:value-type="float" office:value="2210.37047657849" calcext:value-type="float">
            <text:p>2210,37047657849</text:p>
          </table:table-cell>
          <table:table-cell office:value-type="float" office:value="1897.65765765765" calcext:value-type="float">
            <text:p>1897,65765765765</text:p>
          </table:table-cell>
          <table:table-cell table:formula="of:=ABS([.D29]-[.E29])/[.D29]*100" office:value-type="float" office:value="14.1475296668321" calcext:value-type="float">
            <text:p>14,14752966683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beta2</text:p>
          </table:table-cell>
          <table:table-cell office:value-type="float" office:value="4811.75392977781" calcext:value-type="float">
            <text:p>4811,75392977781</text:p>
          </table:table-cell>
          <table:table-cell office:value-type="float" office:value="1970.67067067067" calcext:value-type="float">
            <text:p>1970,67067067067</text:p>
          </table:table-cell>
          <table:table-cell table:formula="of:=ABS([.D30]-[.E30])/[.D30]*100" office:value-type="float" office:value="59.0446498422319" calcext:value-type="float">
            <text:p>59,044649842231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beta4</text:p>
          </table:table-cell>
          <table:table-cell office:value-type="float" office:value="1679.09523904238" calcext:value-type="float">
            <text:p>1679,09523904238</text:p>
          </table:table-cell>
          <table:table-cell office:value-type="float" office:value="1518.69818536486" calcext:value-type="float">
            <text:p>1518,69818536486</text:p>
          </table:table-cell>
          <table:table-cell table:formula="of:=ABS([.D31]-[.E31])/[.D31]*100" office:value-type="float" office:value="9.55258820035709" calcext:value-type="float">
            <text:p>9,552588200357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beta1</text:p>
          </table:table-cell>
          <table:table-cell office:value-type="float" office:value="2532.84430463599" calcext:value-type="float">
            <text:p>2532,84430463599</text:p>
          </table:table-cell>
          <table:table-cell office:value-type="float" office:value="2300.38038038039" calcext:value-type="float">
            <text:p>2300,38038038039</text:p>
          </table:table-cell>
          <table:table-cell table:formula="of:=ABS([.D32]-[.E32])/[.D32]*100" office:value-type="float" office:value="9.17797923189001" calcext:value-type="float">
            <text:p>9,177979231890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beta2</text:p>
          </table:table-cell>
          <table:table-cell office:value-type="float" office:value="3149.20931516191" calcext:value-type="float">
            <text:p>3149,20931516191</text:p>
          </table:table-cell>
          <table:table-cell office:value-type="float" office:value="2241.50150150151" calcext:value-type="float">
            <text:p>2241,50150150151</text:p>
          </table:table-cell>
          <table:table-cell table:formula="of:=ABS([.D33]-[.E33])/[.D33]*100" office:value-type="float" office:value="28.8233560497306" calcext:value-type="float">
            <text:p>28,823356049730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Sbeta4</text:p>
          </table:table-cell>
          <table:table-cell table:style-name="ce7" office:value-type="float" office:value="2119.8321716563" calcext:value-type="float">
            <text:p>2119,8321716563</text:p>
          </table:table-cell>
          <table:table-cell table:style-name="ce7" office:value-type="float" office:value="1989.81590285938" calcext:value-type="float">
            <text:p>1989,81590285938</text:p>
          </table:table-cell>
          <table:table-cell table:style-name="ce10" table:formula="of:=ABS([.D34]-[.E34])/[.D34]*100" office:value-type="float" office:value="6.13332840850925" calcext:value-type="float">
            <text:p>6,1333284085092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/00/0000</text:date>, <text:time style:data-style-name="N2" text:time-value="13:20:21.26156682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5:44:59.940213970</meta:creation-date>
    <meta:generator>LibreOffice/24.2.6.2$Linux_X86_64 LibreOffice_project/420$Build-2</meta:generator>
    <dc:date>2024-11-25T14:50:22.229462814</dc:date>
    <meta:editing-duration>PT3H33M58S</meta:editing-duration>
    <meta:editing-cycles>42</meta:editing-cycles>
    <meta:document-statistic meta:table-count="1" meta:cell-count="140" meta:object-count="0"/>
  </office:meta>
</office:document-meta>
</file>